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style:contextual-spacing="false" fo:line-height="100%"/>
    </style:style>
    <style:style style:name="P2" style:family="paragraph" style:parent-style-name="Standard">
      <style:paragraph-properties fo:margin-top="0.1665in" fo:margin-bottom="0.1665in" style:contextual-spacing="false" fo:line-height="100%"/>
      <style:text-properties officeooo:paragraph-rsid="00064cf1"/>
    </style:style>
    <style:style style:name="P3" style:family="paragraph" style:parent-style-name="Standard">
      <style:paragraph-properties fo:margin-top="0.1665in" fo:margin-bottom="0.1665in" style:contextual-spacing="false" fo:line-height="100%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4" style:family="paragraph" style:parent-style-name="Standard">
      <style:paragraph-properties fo:margin-top="0.1665in" fo:margin-bottom="0.1665in" style:contextual-spacing="false" fo:line-height="100%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.1665in" fo:margin-bottom="0.1665in" style:contextual-spacing="false" fo:line-height="100%"/>
      <style:text-properties fo:color="#000000" loext:opacity="100%" style:font-name="Times New Roman" fo:font-size="12pt" officeooo:rsid="00064cf1" officeooo:paragraph-rsid="00064cf1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.1665in" fo:margin-bottom="0.1665in" style:contextual-spacing="false" fo:line-height="100%"/>
      <style:text-properties officeooo:rsid="00064cf1" officeooo:paragraph-rsid="00064cf1"/>
    </style:style>
    <style:style style:name="P7" style:family="paragraph" style:parent-style-name="Standard" style:list-style-name="L2">
      <style:paragraph-properties fo:margin-top="0.1665in" fo:margin-bottom="0.1665in" style:contextual-spacing="false" fo:line-height="100%"/>
      <style:text-properties fo:color="#000000" loext:opacity="100%" style:font-name="Times New Roman" fo:font-size="12pt" officeooo:rsid="000ad703" officeooo:paragraph-rsid="000ad703" style:font-name-asian="Times New Roman1" style:font-size-asian="12pt" style:font-name-complex="Times New Roman1" style:font-size-complex="12pt"/>
    </style:style>
    <style:style style:name="P8" style:family="paragraph" style:parent-style-name="Standard" style:list-style-name="L1">
      <style:paragraph-properties fo:margin-top="0.1665in" fo:margin-bottom="0.1665in" style:contextual-spacing="false" fo:line-height="100%"/>
      <style:text-properties fo:color="#000000" loext:opacity="100%" style:font-name="Times New Roman" fo:font-size="12pt" fo:font-style="normal" officeooo:rsid="0008e758" officeooo:paragraph-rsid="000ad703" style:font-name-asian="Times New Roman1" style:font-size-asian="12pt" style:font-style-asian="normal" style:font-name-complex="Times New Roman1" style:font-size-complex="12pt" style:font-style-complex="normal"/>
    </style:style>
    <style:style style:name="T1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000000" loext:opacity="100%" style:font-name="Times New Roman" fo:font-size="12pt" officeooo:rsid="00064cf1" style:font-name-asian="Times New Roman1" style:font-size-asian="12pt" style:font-name-complex="Times New Roman1" style:font-size-complex="12pt"/>
    </style:style>
    <style:style style:name="T3" style:family="text">
      <style:text-properties fo:color="#000000" loext:opacity="100%" style:font-name="Times New Roman" fo:font-size="12pt" officeooo:rsid="0008e758" style:font-name-asian="Times New Roman1" style:font-size-asian="12pt" style:font-name-complex="Times New Roman1" style:font-size-complex="12pt"/>
    </style:style>
    <style:style style:name="T4" style:family="text">
      <style:text-properties fo:color="#000000" loext:opacity="100%" style:font-name="Times New Roman" fo:font-size="12pt" officeooo:rsid="000ad703" style:font-name-asian="Times New Roman1" style:font-size-asian="12pt" style:font-name-complex="Times New Roman1" style:font-size-complex="12pt"/>
    </style:style>
    <style:style style:name="T5" style:family="text">
      <style:text-properties fo:color="#000000" loext:opacity="100%" style:font-name="Times New Roman" fo:font-size="12pt" style:text-underline-style="none" officeooo:rsid="00011cf5" style:font-name-asian="Times New Roman1" style:font-size-asian="12pt" style:font-name-complex="Times New Roman1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ath 490                         <text:tab/>    Capstone Weekly Report         <text:tab/>    Week Number: </text:span><text:span text:style-name="T4">5</text:span></text:p>
      <text:p text:style-name="P1"><text:span text:style-name="T1">Name: </text:span><text:span text:style-name="T5">Daniel Sinderson</text:span></text:p>
      <text:p text:style-name="P1"/>
      <text:p text:style-name="P3">My goals for this week were to:</text:p>
      <text:list xml:id="list4154831633" text:style-name="L1">
        <text:list-item>
          <text:p text:style-name="P8">Figure out what I’m doing.</text:p>
        </text:list-item>
      </text:list>
      <text:p text:style-name="P3"/>
      <text:p text:style-name="P3">I made the following progress on these:</text:p>
      <text:p text:style-name="P2"><text:span text:style-name="T2">I </text:span><text:span text:style-name="T4">decided to skip the second case study. My paper is already 37 pages with one or two more on the way and my presentation is maxed on time even when I rush. I’m now editing my paper and presentation.</text:span></text:p>
      <text:p text:style-name="P5"/>
      <text:p text:style-name="P3">I have the following questions and concerns I want to discuss with my capstone advisor:</text:p>
      <text:p text:style-name="P6"><text:span text:style-name="T4">It’s all edits until the end now</text:span><text:span text:style-name="T3">.</text:span></text:p>
      <text:p text:style-name="P4"/>
      <text:p text:style-name="P3">Some tentative goals for the coming week are:</text:p>
      <text:list xml:id="list1911536214" text:style-name="L2">
        <text:list-item>
          <text:p text:style-name="P7">Edit my paper.</text:p>
        </text:list-item>
        <text:list-item>
          <text:p text:style-name="P7">Finish my paper’s conclusion.</text:p>
        </text:list-item>
        <text:list-item>
          <text:p text:style-name="P7">Edit my presentation.</text:p>
        </text:list-item>
        <text:list-item>
          <text:p text:style-name="P7">Look over my classmates’ paper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apple-tab-span" style:family="text" style:parent-style-name="Default_20_Paragraph_20_Fon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andon Ashley</meta:initial-creator>
    <meta:editing-cycles>8</meta:editing-cycles>
    <meta:creation-date>2023-01-10T16:33:00</meta:creation-date>
    <dc:date>2024-05-04T06:50:53.682042348</dc:date>
    <meta:editing-duration>PT41M1S</meta:editing-duration>
    <meta:generator>LibreOffice/7.3.7.2$Linux_X86_64 LibreOffice_project/30$Build-2</meta:generator>
    <meta:document-statistic meta:table-count="0" meta:image-count="0" meta:object-count="0" meta:page-count="1" meta:paragraph-count="13" meta:word-count="120" meta:character-count="676" meta:non-whitespace-character-count="532"/>
    <meta:user-defined meta:name="AppVersion">16.0000</meta:user-defined>
    <meta:user-defined meta:name="Company">Southern Oregon University</meta:user-defined>
    <meta:template xlink:type="simple" xlink:actuate="onRequest" xlink:title="Normal.dotm" xlink:href=""/>
  </office:meta>
</office:document-meta>
</file>